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Normal" style:master-page-name="MP0" style:family="paragraph">
      <style:paragraph-properties fo:break-before="page"/>
      <style:text-properties style:font-name="Arial" style:font-name-complex="Arial"/>
    </style:style>
    <style:style style:name="P2" style:parent-style-name="Normal" style:family="paragraph">
      <style:text-properties style:font-name="Arial" style:font-name-complex="Arial"/>
    </style:style>
    <style:style style:name="P3" style:parent-style-name="Normal" style:family="paragraph">
      <style:text-properties style:font-name="Arial" style:font-name-complex="Arial"/>
    </style:style>
    <style:style style:name="P4" style:parent-style-name="Normal" style:family="paragraph">
      <style:text-properties style:font-name="Arial" style:font-name-complex="Arial"/>
    </style:style>
    <style:style style:name="P5" style:parent-style-name="Normal" style:family="paragraph">
      <style:text-properties style:font-name="Arial" style:font-name-complex="Arial"/>
    </style:style>
    <style:style style:name="P6" style:parent-style-name="Normal" style:family="paragraph">
      <style:text-properties style:font-name="Arial" style:font-name-complex="Arial"/>
    </style:style>
    <style:style style:name="P7" style:parent-style-name="Normal" style:family="paragraph">
      <style:text-properties style:font-name="Arial" style:font-name-complex="Arial"/>
    </style:style>
    <style:style style:name="P8" style:parent-style-name="Normal" style:family="paragraph">
      <style:text-properties style:font-name="Arial" style:font-name-complex="Arial"/>
    </style:style>
    <style:style style:name="P9" style:parent-style-name="Normal" style:family="paragraph">
      <style:text-properties style:font-name="Arial" style:font-name-complex="Arial"/>
    </style:style>
    <style:style style:name="P10" style:parent-style-name="Normal" style:family="paragraph">
      <style:text-properties style:font-name="Arial" style:font-name-complex="Arial"/>
    </style:style>
    <style:style style:name="P11" style:parent-style-name="Normal" style:family="paragraph">
      <style:text-properties style:font-name="Arial" style:font-name-complex="Arial"/>
    </style:style>
    <style:style style:name="P12" style:parent-style-name="Normal" style:list-style-name="LFO1" style:family="paragraph">
      <style:text-properties style:font-name="Arial" style:font-name-complex="Arial" fo:language="en" fo:country="US"/>
    </style:style>
    <style:style style:name="P13" style:parent-style-name="Normal" style:family="paragraph">
      <style:text-properties style:font-name="Arial" style:font-name-complex="Arial" fo:language="en" fo:country="US"/>
    </style:style>
    <style:style style:name="T14" style:parent-style-name="Policepardéfaut" style:family="text">
      <style:text-properties style:font-name="Arial" style:font-name-complex="Arial" fo:language="en" fo:country="US"/>
    </style:style>
    <style:style style:name="T15" style:parent-style-name="Policepardéfaut" style:family="text">
      <style:text-properties style:font-name="Arial" style:font-name-complex="Arial" fo:color="#212121" fo:background-color="#FFFFFF"/>
    </style:style>
    <style:style style:name="T16" style:parent-style-name="Policepardéfaut" style:family="text">
      <style:text-properties style:font-name="Arial" style:font-name-complex="Arial" fo:color="#212121" fo:background-color="#FFFFFF"/>
    </style:style>
  </office:automatic-styles>
  <office:body>
    <office:text text:use-soft-page-breaks="true">
      <text:p text:style-name="P1">4. Décidez quel appel faire !</text:p>
      <text:p text:style-name="P2">Maintenant, nous devons décider quelles informations nous voulons demander à Twitter. Voulez-vous obtenir les tweets de votre calendrier? Que diriez-vous<text:s/>de<text:s/>d’autre chose? Peut-être que les tweets de l'un de vos listes Twitter? Ou même faire une recherche Twitter? Eh bien, tout cela est très<text:s/>simple- tout ce que vous devez faire est d'obtenir l'URL de la documentation de l'API Twitter. Au début, il peut sembler un peu intimidant, donc je l'ai inclus quelques-uns ici pour vous lancer ...</text:p>
      <text:p text:style-name="P3">Chronologie de l'utilisateur: https://api.twitter.com/1.1/statuses/user_timeline.json</text:p>
      <text:p text:style-name="P4">Tous vos tweets ou les tweets de l'utilisateur que vous spécifiez.</text:p>
      <text:p text:style-name="P5">Mentions: https://api.twitter.com/1.1/statuses/mentions_timeline.json</text:p>
      <text:p text:style-name="P6">Tous les tweets dans lequel un autre utilisateur Twitter vous mentionne.</text:p>
      <text:p text:style-name="P7">Accueil Chronologie: https://api.twitter.com/1.1/statuses/home_timeline.json</text:p>
      <text:p text:style-name="P8">Tous les tweets des personnes que vous suivez</text:p>
      <text:p text:style-name="P9">Twitter Recherche: https://api.twitter.com/1.1/search/tweets.json</text:p>
      <text:p text:style-name="P10">Une recherche Twitter avec la requête que vous spécifiez.</text:p>
      <text:p text:style-name="P11">Nous devons donner le PHP Twitter wrapper l'URL de sorte qu'il peut faire la demande d'API correcte pour nous. Pour ce faire, nous aurons besoin de créer une chaîne avec l'URL en elle. Appelons cette chaîne $ url:</text:p>
      <text:list text:style-name="LFO1" text:continue-numbering="true">
        <text:list-item>
          <text:p text:style-name="P12">$url = "https://api.twitter.com/1.1/statuses/user_timeline.json";</text:p>
        </text:list-item>
      </text:list>
      <text:p text:style-name="P13"/>
      <text:p text:style-name="Normal"><text:span text:style-name="T14"><text:line-break/></text:span><text:span text:style-name="T15">Ainsi que l'URL et vos jetons API, Twitter a parfois besoin d'un peu plus d'informations afin de procéder. Cette information dépend de la ressource Twitter que vous demandez. Si vous<text:s/></text:span><text:span text:style-name="T16">ne spécifiez pas d'autres informations à la demande utilisateur de calendrier, puis il retournera vos tweets. Cependant, vous pouvez dire à l'API de Twitter pour retourner les tweets d'un autre utilisateur en envoyant leur ID ou le nom de l'écra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mir</meta:initial-creator>
    <dc:creator>Samir</dc:creator>
    <meta:creation-date>2016-07-16T16:03:00Z</meta:creation-date>
    <dc:date>2016-07-16T18:54:00Z</dc:date>
    <meta:template xlink:href="Normal.dotm" xlink:type="simple"/>
    <meta:editing-cycles>8</meta:editing-cycles>
    <meta:editing-duration>PT360S</meta:editing-duration>
    <meta:document-statistic meta:page-count="1" meta:paragraph-count="3" meta:word-count="273" meta:character-count="1774" meta:row-count="12" meta:non-whitespace-character-count="1504"/>
  </office:meta>
</office:document-meta>
</file>